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A000004A70F858DAFEC3327F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03cm, 3.613cm, 9.504cm, 1.204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5.747cm" svg:height="19.811cm" svg:x="5.842cm" svg:y="0.508cm">
          <draw:image xlink:href="Pictures/100000000000034A000004A70F858DAFEC3327F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14:02:54.627549493</meta:creation-date>
    <dc:date>2018-07-06T14:06:09.472277239</dc:date>
    <meta:editing-duration>PT3M15S</meta:editing-duration>
    <meta:editing-cycles>1</meta:editing-cycles>
    <meta:generator>LibreOffice/5.1.6.2$Linux_X86_64 LibreOffice_project/10m0$Build-2</meta:generator>
    <meta:document-statistic meta:object-count="24"/>
  </office:meta>
</office:document-meta>
</file>